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F60000024D4770917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8cm" svg:height="1.8cm" svg:x="0cm" svg:y="0cm">
          <draw:image xlink:href="Pictures/10000000000001F60000024D477091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8cm" fo:page-height="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2T23:28:01.926000000</dc:date>
    <meta:generator>LibreOffice/4.2.3.3$Windows_x86 LibreOffice_project/882f8a0a489bc99a9e60c7905a60226254cb6ff0</meta:generator>
    <meta:editing-duration>PT6M15S</meta:editing-duration>
    <meta:editing-cycles>8</meta:editing-cycles>
    <meta:document-statistic meta:object-count="1"/>
  </office:meta>
</office:document-meta>
</file>